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21a795" officeooo:paragraph-rsid="0021a795" style:font-size-asian="12pt" style:font-size-complex="12pt"/>
    </style:style>
    <style:style style:name="P2" style:family="paragraph" style:parent-style-name="Standard" style:list-style-name="L1">
      <style:text-properties style:font-name="Arial" fo:font-size="12pt" officeooo:rsid="0021a795" officeooo:paragraph-rsid="0021a795" style:font-size-asian="12pt" style:font-size-complex="12pt"/>
    </style:style>
    <style:style style:name="P3" style:family="paragraph" style:parent-style-name="Standard">
      <style:text-properties style:font-name="Arial" fo:font-size="12pt" officeooo:rsid="001c5754" officeooo:paragraph-rsid="001c5754" style:font-size-asian="12pt" style:font-size-complex="12pt"/>
    </style:style>
    <style:style style:name="P4" style:family="paragraph" style:parent-style-name="Standard">
      <style:text-properties style:font-name="Arial" fo:font-size="12pt" officeooo:rsid="001c5754" officeooo:paragraph-rsid="0020d90f" style:font-size-asian="12pt" style:font-size-complex="12pt"/>
    </style:style>
    <style:style style:name="P5" style:family="paragraph" style:parent-style-name="Standard">
      <style:text-properties style:font-name="Arial" fo:font-size="12pt" officeooo:rsid="001e06d0" officeooo:paragraph-rsid="001e06d0" style:font-size-asian="12pt" style:font-size-complex="12pt"/>
    </style:style>
    <style:style style:name="P6" style:family="paragraph" style:parent-style-name="Standard">
      <style:text-properties style:font-name="Arial" fo:font-size="12pt" officeooo:rsid="001f6756" officeooo:paragraph-rsid="001f6756" style:font-size-asian="12pt" style:font-size-complex="12pt"/>
    </style:style>
    <style:style style:name="P7" style:family="paragraph" style:parent-style-name="Standard">
      <style:text-properties style:font-name="Arial" fo:font-size="12pt" officeooo:rsid="0020d90f" officeooo:paragraph-rsid="0020d90f" style:font-size-asian="12pt" style:font-size-complex="12pt"/>
    </style:style>
    <style:style style:name="T1" style:family="text">
      <style:text-properties officeooo:rsid="001c5754"/>
    </style:style>
    <style:style style:name="T2" style:family="text">
      <style:text-properties officeooo:rsid="001e06d0"/>
    </style:style>
    <style:style style:name="T3" style:family="text">
      <style:text-properties officeooo:rsid="0020d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Koslovski</text:p>
      <text:p text:style-name="P3"/>
      <text:p text:style-name="P3">Gestão de processos x Gestão por processos</text:p>
      <text:p text:style-name="P3"/>
      <text:p text:style-name="P5">Gestão de processos</text:p>
      <text:p text:style-name="P3"/>
      <text:p text:style-name="P3">Gestão de processos segundo Ferreira (2013b, p.18) é definida por um conjunto de ações sistemáticas, baseadas em métodos, técnicas e ferramentas de análise, modelação e controle que permitem manter estável a rotina e implantar melhorias na qualidade dos processos.</text:p>
      <text:p text:style-name="P3">A estabilidade da rotina está <text:span text:style-name="T2">ligada a previsibilidade processual, leia-se, as saídas previstas e esperadas de um processo sem grandes desvios.</text:span></text:p>
      <text:p text:style-name="P5">Ainda dentro do contexto de estabilidade da rotina é aceitável que desvios ocorram porém os mesmos não podem ser demasiadamente grandes, assim comprometendo os resultados dos processos.</text:p>
      <text:p text:style-name="P5">Usando como exemplo um ambiente e a temperatura ideal para conforto térmico no mesmo sendo esta 25ºc, diferenças de 2 ou 3º já podem mudar a experiência e satisfação das pessoas que estão naquele recinto. Porém, ao adicionarmos uma variação de 10ºc a temperatura daquele ambiente a insatisfação será quase unânime pois o ambiente ficaria MUITO frio ou MUITO quente, podendo até tornar-se inaceitável.</text:p>
      <text:p text:style-name="P5"/>
      <text:p text:style-name="P5">Também conforme Ferreira (2013b) alcançar e manter a estabilidade almejada pela gestão de processos não deve ser o único foco pois a organização deve ainda procurar por constante melhoria de seus processos pois o processo excelente de ontem torna-se bom hoje e obsoleto amanha (Baldam Valle e Rozenfeld, 2014)</text:p>
      <text:p text:style-name="P5"/>
      <text:p text:style-name="P6">Gestão por processos</text:p>
      <text:p text:style-name="P6"/>
      <text:p text:style-name="P6">Também segundo Ferreira <text:span text:style-name="T1"><text:s/>(2013b, p.</text:span>21<text:span text:style-name="T1">)</text:span> a gestão por processo se caracteriza por algo bem mais abrangente: “gerir a organização, considerando a interação entre o s processos e entre esses e o ambiente”.</text:p>
      <text:p text:style-name="P6">Consideremos a partir de então <text:span text:style-name="T3">que organizações são orientadas por processos, nas quais suas estruturas organizacionais são pensadas, desenhadas e aplicadas com base nos seus processos estratégicos.</text:span></text:p>
      <text:p text:style-name="P7">Apesar das diferenças entre conceitos há forte vínculo entre eles, pois uma vez que “a organização orientada por processos precisa, necessariamente de processos bem monitorados, caso contrário inviabiliza a possibilidade de tê-los funcionando eficientemente em rede ou de forma sistêmica”.</text:p>
      <text:p text:style-name="P1">Considerando que a gestão por processos tenha seus requisitos organizacionais atendidos pela organização que a aplica a mesma traz vantagens como:</text:p>
      <text:p text:style-name="P1"/>
      <text:p text:style-name="P1"/>
      <text:list xml:id="list746305047" text:style-name="L1">
        <text:list-item>
          <text:p text:style-name="P2">Mudança cultural;</text:p>
        </text:list-item>
        <text:list-item>
          <text:p text:style-name="P2">Incremento na satisfação dos clientes, funcionarios, usuários e etc;</text:p>
        </text:list-item>
        <text:list-item>
          <text:p text:style-name="P2">Versatilidade e dinamicidade;</text:p>
        </text:list-item>
        <text:list-item>
          <text:p text:style-name="P2">Facilitação da gestão do conhecimento organizacional;</text:p>
        </text:list-item>
        <text:list-item>
          <text:p text:style-name="P2">Decremento de custos por conta de diminuição de problemas com logistica e retrabalho entre outros;</text:p>
        </text:list-item>
        <text:list-item>
          <text:p text:style-name="P2">Concentração do fogo da organização no que realmente interessa;</text:p>
        </text:list-item>
        <text:list-item>
          <text:p text:style-name="P2">Incremento na flexibilidade organizacional (descentralização, organização em rede, alianças estratégicas e etc)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5:36:00.452000000</meta:creation-date>
    <dc:date>2021-08-22T16:30:34.523000000</dc:date>
    <meta:editing-duration>PT8M51S</meta:editing-duration>
    <meta:editing-cycles>3</meta:editing-cycles>
    <meta:generator>Trio_Office/6.2.8.2$Windows_x86 LibreOffice_project/</meta:generator>
    <meta:document-statistic meta:table-count="0" meta:image-count="0" meta:object-count="0" meta:page-count="1" meta:paragraph-count="20" meta:word-count="398" meta:character-count="2679" meta:non-whitespace-character-count="2307"/>
  </office:meta>
</office:document-meta>
</file>